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master-page-name="MP0">
      <style:paragraph-properties style:page-number="auto" fo:break-before="page"/>
      <style:text-properties fo:font-size="18pt" fo:font-weight="bold" style:font-size-asian="18pt" style:font-weight-asian="bold"/>
    </style:style>
    <style:style style:name="P2" style:family="paragraph" style:parent-style-name="Normal">
      <style:text-properties officeooo:paragraph-rsid="001dd3cd"/>
    </style:style>
    <style:style style:name="P3" style:family="paragraph" style:parent-style-name="Normal">
      <style:text-properties officeooo:rsid="00203614" officeooo:paragraph-rsid="00203614"/>
    </style:style>
    <style:style style:name="P4" style:family="paragraph" style:parent-style-name="Normal">
      <style:text-properties officeooo:rsid="00225bd2" officeooo:paragraph-rsid="00225bd2"/>
    </style:style>
    <style:style style:name="P5" style:family="paragraph" style:parent-style-name="Normal">
      <style:paragraph-properties fo:break-before="page"/>
      <style:text-properties officeooo:paragraph-rsid="001dd3cd"/>
    </style:style>
    <style:style style:name="P6" style:family="paragraph" style:parent-style-name="Subtitle">
      <style:text-properties officeooo:rsid="001bddf4" officeooo:paragraph-rsid="001bddf4"/>
    </style:style>
    <style:style style:name="T1" style:family="text">
      <style:text-properties officeooo:rsid="001bddf4"/>
    </style:style>
    <style:style style:name="T2" style:family="text">
      <style:text-properties officeooo:rsid="001dd3cd"/>
    </style:style>
    <style:style style:name="T3" style:family="text">
      <style:text-properties officeooo:rsid="001ebf17"/>
    </style:style>
    <style:style style:name="T4" style:family="text">
      <style:text-properties officeooo:rsid="00206ba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embly Tutorial Lesson #1<text:span text:style-name="T1">2</text:span></text:p>
      <text:p text:style-name="P6">Tiles</text:p>
      <text:p text:style-name="Normal">[Title slide]</text:p>
      <text:p text:style-name="Normal">Hi there! This is Matt Heffernan. Welcome back to my channel. This is the <text:span text:style-name="T2">twelfth</text:span>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then how to do basic things with the Kernal and the VERA display controller, including interrupts. <text:span text:style-name="T3">In this episode, we are going to go further into how VERA works by learning about graphical tiles. In earlier episodes, we only dealt with text layers, and text glyphs are tiles, but treated in a very different way from tiles that can have more than just a background color and a foreground color.</text:span></text:p>
      <text:p text:style-name="P3">Of course, building images from tiles is nothing new. Humanity has been doing it for millennia, from classical mosaics to renaissance stained glass windows to modern computer graphics. For systems with limited bus bandwidth, tile maps are a very efficient way of moving pixels around, and were the basis of many computer displays throughout 8-bit and 16-bit eras. While the X16 also supports bitmap modes, <text:span text:style-name="T4">it’s the tile modes that are best at creating dynamic and responsive user experiences.</text:span></text:p>
      <text:p text:style-name="P4">[Cut to slide 2 – tile modes]</text:p>
      <text:p text:style-name="P4"/>
      <text:p text:style-name="Normal"/>
      <text:p text:style-name="P2"/>
      <text:p text:style-name="P5">[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loext:contextual-spacing="false"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1-03-04T14:31:00Z</meta:creation-date>
    <dc:date>2021-03-16T01:56:11.296832863</dc:date>
    <meta:editing-cycles>68</meta:editing-cycles>
    <meta:editing-duration>PT13H20M2S</meta:editing-duration>
    <meta:document-statistic meta:table-count="0" meta:image-count="0" meta:object-count="0" meta:page-count="2" meta:paragraph-count="10" meta:word-count="433" meta:character-count="2487" meta:non-whitespace-character-count="2063"/>
    <meta:template xlink:type="simple" xlink:actuate="onRequest" xlink:title="" xlink:href="../../Lesson11/Lesson11_script.odt/Normal.dotm"/>
  </office:meta>
</office:document-meta>
</file>